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TIERREZ MAMANI OSWALDO GIOVANI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MANI HUAYHUA, NATALIA AUREL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49877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58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11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6/09/2021</text:p>
          </table:table-cell>
          <table:table-cell table:style-name="Tabla2.A2" office:value-type="string">
            <text:p text:style-name="P9">648808</text:p>
          </table:table-cell>
          <table:table-cell table:style-name="Tabla2.A2" office:value-type="string">
            <text:p text:style-name="P9">116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5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5:22:4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